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563in" fo:margin-left="0in" fo:margin-right="-0.041in" table:align="margins"/>
    </style:style>
    <style:style style:name="TABLA_5f_ITEMS.A" style:display-name="TABLA_ITEMS.A" style:family="table-column">
      <style:table-column-properties style:column-width="3.8542in" style:rel-column-width="24869*"/>
    </style:style>
    <style:style style:name="TABLA_5f_ITEMS.B" style:display-name="TABLA_ITEMS.B" style:family="table-column">
      <style:table-column-properties style:column-width="3.2708in" style:rel-column-width="21105*"/>
    </style:style>
    <style:style style:name="TABLA_5f_ITEMS.C" style:display-name="TABLA_ITEMS.C" style:family="table-column">
      <style:table-column-properties style:column-width="3.0313in" style:rel-column-width="19561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f15c4" officeooo:paragraph-rsid="002f15c4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fe13f" officeooo:paragraph-rsid="002fe13f" style:font-name-asian="Arial" style:font-size-asian="8pt" style:font-name-complex="Arial" style:font-size-complex="8pt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2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P13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4" style:family="paragraph" style:parent-style-name="Footer">
      <style:text-properties style:font-name="Arial1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2e3a" style:font-weight-asian="bold" style:font-weight-complex="bold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6">Listado <text:span text:style-name="T3">de todas las clases</text:span></text:p>
      <text:p text:style-name="P4"/>
      <text:p text:style-name="P7"/>
      <table:table table:name="TABLA_ITEMS" table:style-name="TABLA_5f_ITEMS">
        <table:table-column table:style-name="TABLA_5f_ITEMS.A"/>
        <table:table-column table:style-name="TABLA_5f_ITEMS.B"/>
        <table:table-column table:style-name="TABLA_5f_ITEMS.C"/>
        <table:table-row table:style-name="TABLA_5f_ITEMS.1">
          <table:table-cell table:style-name="TABLA_5f_ITEMS.A1" office:value-type="string">
            <text:p text:style-name="P8">Partida Parcial</text:p>
          </table:table-cell>
          <table:table-cell table:style-name="TABLA_5f_ITEMS.A1" office:value-type="string">
            <text:p text:style-name="P9">Codigo</text:p>
          </table:table-cell>
          <table:table-cell table:style-name="TABLA_5f_ITEMS.C1" office:value-type="string">
            <text:p text:style-name="P9">Nombre</text:p>
          </table:table-cell>
        </table:table-row>
        <table:table-row table:style-name="TABLA_5f_ITEMS.1">
          <table:table-cell table:style-name="TABLA_5f_ITEMS.A2" office:value-type="string">
            <text:p text:style-name="P10">[PARTIDA_PARCIAL]</text:p>
          </table:table-cell>
          <table:table-cell table:style-name="TABLA_5f_ITEMS.B2" office:value-type="string">
            <text:p text:style-name="P11">[CODIGO]</text:p>
          </table:table-cell>
          <table:table-cell table:style-name="TABLA_5f_ITEMS.C2" office:value-type="string">
            <text:p text:style-name="P11">[NOMBRE]</text:p>
          </table:table-cell>
        </table:table-row>
      </table:table>
      <text:p text:style-name="P2"/>
      <text:p text:style-name="P3"/>
      <text:p text:style-name="P3"/>
      <text:p text:style-name="P5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MP2" style:family="paragraph" style:parent-style-name="Footer"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12e3a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6457in" fo:margin-left="0in" fo:margin-right="0in" fo:margin-bottom="0.2362in" style:shadow="none" fo:background-color="transparent" style:dynamic-spacing="true" draw:fill="none" draw:fill-color="#729fcf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: [FECHA]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2:59:40.606707049</dc:date>
    <meta:generator>LibreOffice/4.4.6.3$Linux_X86_64 LibreOffice_project/40m0$Build-3</meta:generator>
    <meta:editing-duration>PT9M54S</meta:editing-duration>
    <meta:editing-cycles>32</meta:editing-cycles>
    <dc:creator>gsantacruz </dc:creator>
    <meta:document-statistic meta:table-count="1" meta:image-count="1" meta:object-count="0" meta:page-count="1" meta:paragraph-count="9" meta:word-count="17" meta:character-count="118" meta:non-whitespace-character-count="110"/>
  </office:meta>
</office:document-meta>
</file>